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5%" fo:text-indent="-0.635cm" style:auto-text-indent="false"/>
      <style:text-properties fo:font-variant="normal" fo:text-transform="none"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left="0cm" fo:margin-right="0cm" fo:line-height="105%" fo:text-indent="-0.635cm" style:auto-text-indent="false"/>
      <style:text-properties fo:font-variant="normal" fo:text-transform="none" style:font-name="Times New Roman" fo:font-size="12pt" fo:font-style="italic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line-height="105%" fo:text-indent="-0.635cm" style:auto-text-indent="false"/>
    </style:style>
    <style:style style:name="P4" style:family="paragraph" style:parent-style-name="Text_20_body">
      <style:paragraph-properties fo:margin-left="0cm" fo:margin-right="0cm" fo:line-height="105%" fo:text-indent="-0.635cm" style:auto-text-indent="false"/>
      <style:text-properties fo:font-variant="normal" fo:text-transform="none" fo:color="#000000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margin-left="0cm" fo:margin-right="0cm" fo:line-height="105%" fo:text-indent="-0.635cm" style:auto-text-indent="false"/>
      <style:text-properties fo:font-variant="normal" fo:text-transform="none" fo:color="#000000"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 style:list-style-name="L2">
      <style:paragraph-properties fo:margin-left="0cm" fo:margin-right="0cm" fo:line-height="105%" fo:text-indent="-0.635cm" style:auto-text-indent="false"/>
    </style:style>
    <style:style style:name="T1" style:family="text">
      <style:text-properties fo:font-variant="normal" fo:text-transform="none" style:font-name="Arial" fo:font-size="18.2000007629395pt" style:font-size-asian="18.2000007629395pt" style:font-size-complex="18.2000007629395pt"/>
    </style:style>
    <style:style style:name="T2" style:family="text">
      <style:text-properties fo:font-variant="normal" fo:text-transform="none" style:font-name="Arial" fo:font-size="18.2000007629395pt" fo:font-weight="bold" style:font-size-asian="18.2000007629395pt" style:font-weight-asian="bold" style:font-size-complex="18.2000007629395pt" style:font-weight-complex="bold"/>
    </style:style>
    <style:style style:name="T3" style:family="text">
      <style:text-properties fo:font-variant="normal" fo:text-transform="none" fo:color="#000000" style:font-name="sans-serif" fo:font-size="9pt" fo:letter-spacing="normal" fo:font-style="normal" fo:font-weight="normal" style:font-style-asian="normal" style:font-style-complex="normal"/>
    </style:style>
    <style:style style:name="T4" style:family="text">
      <style:text-properties fo:font-variant="normal" fo:text-transform="none"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color="#000000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tyle="italic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/>
    </style:style>
    <style:style style:name="T12" style:family="text">
      <style:text-properties fo:color="#000000" fo:font-size="12pt"/>
    </style:style>
    <style:style style:name="T13" style:family="text">
      <style:text-properties fo:color="#000000" fo:font-size="12pt" fo:font-style="italic"/>
    </style:style>
    <style:style style:name="T14" style:family="text">
      <style:text-properties fo:color="#000000" fo:font-style="italic"/>
    </style:style>
    <style:style style:name="T15" style:family="text">
      <style:text-properties fo:color="#6b4794"/>
    </style:style>
    <style:style style:name="T16" style:family="text">
      <style:text-properties fo:color="#6b4794" fo:font-size="12pt"/>
    </style:style>
    <style:style style:name="T17" style:family="text">
      <style:text-properties fo:color="#6b4794" fo:font-size="12pt" fo:font-style="normal" style:text-underline-style="solid" style:text-underline-width="auto" style:text-underline-color="font-color" style:font-style-asian="normal" style:font-style-complex="normal"/>
    </style:style>
    <style:style style:name="T18" style:family="text">
      <style:text-properties fo:color="#6b4794"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<text:s/>Propuesta de s</text:span><text:span text:style-name="T2">olución software </text:span></text:h>
      <text:p text:style-name="P3"><text:tab/>- <text:span text:style-name="T12">Servicio de mensajería en internet </text:span><text:a xlink:type="simple" xlink:href="https://web.telegram.org/" text:style-name="Internet_20_link" text:visited-style-name="Visited_20_Internet_20_Link"><text:span text:style-name="T16">Telegram</text:span></text:a><text:span text:style-name="T13">,</text:span><text:span text:style-name="T11"> </text:span><text:span text:style-name="T12">para la comunicación en general y notificaciones urgentes entre el equipo. </text:span><text:span text:style-name="T17">Telegram</text:span><text:span text:style-name="T12"> tiene licencia </text:span><text:a xlink:type="simple" xlink:href="https://www.gnu.org/licenses/licenses.es.html" text:style-name="Internet_20_link" text:visited-style-name="Visited_20_Internet_20_Link">GNU</text:a><text:span text:style-name="T12">/</text:span><text:a xlink:type="simple" xlink:href="https://es.wikipedia.org/wiki/GNU_General_Public_License" text:style-name="Internet_20_link" text:visited-style-name="Visited_20_Internet_20_Link">GPL</text:a><text:span text:style-name="T12">(</text:span><text:span text:style-name="T13">General Public License</text:span><text:span text:style-name="T12">) y sus términos se pueden encontrar </text:span><text:a xlink:type="simple" xlink:href="https://github.com/DrKLO/Telegram/blob/master/LICENSE" text:style-name="Internet_20_link" text:visited-style-name="Visited_20_Internet_20_Link">aquí</text:a><text:span text:style-name="T12">. Herramienta fácil e intuitiva con multitud de compatibilidad de envío y recepción de archivos.</text:span></text:p>
      <text:p text:style-name="P1"><text:span text:style-name="T11"><text:tab/>- Cliente de correo </text:span><text:a xlink:type="simple" xlink:href="https://www.mozilla.org/es-ES/thunderbird/" text:style-name="Internet_20_link" text:visited-style-name="Visited_20_Internet_20_Link"><text:span text:style-name="T15">Thunderbird</text:span></text:a><text:span text:style-name="T14">, </text:span><text:span text:style-name="T11">desarrollado por la fundación </text:span><text:span text:style-name="T14">Mozilla</text:span><text:span text:style-name="T11">, para el envío de documentos y la convocatoria de reuniones. La licencia de </text:span><text:span text:style-name="T14">Thunderbird</text:span><text:span text:style-name="T11"> es </text:span><text:a xlink:type="simple" xlink:href="https://es.wikipedia.org/wiki/Mozilla_Public_License" text:style-name="Internet_20_link" text:visited-style-name="Visited_20_Internet_20_Link"><text:span text:style-name="T15">MPL</text:span></text:a><text:span text:style-name="T11">/</text:span><text:a xlink:type="simple" xlink:href="https://es.wikipedia.org/wiki/GNU_General_Public_License" text:style-name="Internet_20_link" text:visited-style-name="Visited_20_Internet_20_Link"><text:span text:style-name="T15">GPL</text:span></text:a><text:span text:style-name="T11">/</text:span><text:a xlink:type="simple" xlink:href="https://es.wikipedia.org/wiki/GNU_Lesser_General_Public_License" text:style-name="Internet_20_link" text:visited-style-name="Visited_20_Internet_20_Link"><text:span text:style-name="T15">LGPL</text:span></text:a><text:span text:style-name="T11"> (</text:span><text:span text:style-name="T14">Mozilla Public License, General Public License, Lesser General Public License)</text:span></text:p>
      <text:list xml:id="list168390790533069793" text:style-name="L1">
        <text:list-item>
          <text:list>
            <text:list-header>
              <text:p text:style-name="P5"><text:span text:style-name="T8">- </text:span><text:span text:style-name="T10">Gestión de proyectos proponemos </text:span><text:span text:style-name="T18">Taiga</text:span><text:span text:style-name="T10">, para la creación del proyecto y administrar las tareas que componen la misma y administrar las tareas los diferentes miembros del equipo. Enlace la página de la aplicación : </text:span><text:a xlink:type="simple" xlink:href="https://taiga.io/" text:style-name="Internet_20_link" text:visited-style-name="Visited_20_Internet_20_Link"><text:span text:style-name="T10">https://taiga.io/</text:span></text:a></text:p>
            </text:list-header>
          </text:list>
        </text:list-item>
      </text:list>
      <text:list xml:id="list1601045438360313349" text:style-name="L2">
        <text:list-item>
          <text:list>
            <text:list-header>
              <text:p text:style-name="P6"><text:span text:style-name="T4">- Gestión de tiempo </text:span><text:a xlink:type="simple" xlink:href="https://toggl.com/app/timer" office:name="Toggl" text:style-name="Internet_20_link" text:visited-style-name="Visited_20_Internet_20_Link">Toggl</text:a><text:span text:style-name="T4"> desarrollado por </text:span><text:span text:style-name="T7">Toggl OÜ</text:span><text:span text:style-name="T4">, para poder medir el tiempo real dedicado en cada una de las tareas del proyecto. Toggl tiene licencia de </text:span><text:span text:style-name="T7">Propietary software</text:span><text:span text:style-name="T4">. Es una herramienta sencilla en la que puedes medir el tiempo de manera muy rápida.</text:span></text:p>
              <text:p text:style-name="P6"><text:span text:style-name="T4">- Repositorio del proyecto proponemos </text:span><text:a xlink:type="simple" xlink:href="https://github.com/" office:name="GitHub" text:style-name="Internet_20_link" text:visited-style-name="Visited_20_Internet_20_Link">GitHub</text:a><text:span text:style-name="T4">, para almacenar todos los documentos necesarios del proyecto y poder tener un control de versiones de los documentos por si fuera necesario recuperar una versión anterior. GitHub está desarrollado por </text:span><text:span text:style-name="T6">GitHub Inc.</text:span><text:span text:style-name="T5"> Y por desgracia no tiene una licencia de momento, aunque se puede consultar esta web: </text:span><text:a xlink:type="simple" xlink:href="https://choosealicense.com/" text:style-name="Internet_20_link" text:visited-style-name="Visited_20_Internet_20_Link">https://choosealicense.com/</text:a></text:p>
            </text:list-header>
          </text:list>
        </text:list-item>
      </text:list>
      <text:p text:style-name="P4"><text:span text:style-name="T10"/></text:p>
      <text:p text:style-name="P4"><text:span text:style-name="T10"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6T18:26:19.22</meta:creation-date>
    <dc:date>2017-12-05T03:26:36.38</dc:date>
    <meta:editing-duration>PT38M46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7" meta:word-count="223" meta:character-count="1469"/>
    <dc:creator>Jesús Vázquez Argumedo</dc:creator>
  </office:meta>
</office:document-meta>
</file>